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000000000D300000044D70210C1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code_20_saisie">
      <style:graphic-properties fo:min-height="2.75cm"/>
    </style:style>
    <style:style style:name="gr3" style:family="graphic" style:parent-style-name="code_20_saisie">
      <style:graphic-properties fo:min-height="3.75cm"/>
    </style:style>
    <style:style style:name="gr4" style:family="graphic" style:parent-style-name="code_20_saisie">
      <style:graphic-properties fo:min-height="0.737cm"/>
    </style:style>
    <style:style style:name="gr5" style:family="graphic" style:parent-style-name="code_20_saisie">
      <style:graphic-properties fo:min-height="9.886cm"/>
    </style:style>
    <style:style style:name="pr1" style:family="presentation" style:parent-style-name="zenika-titre-title">
      <style:graphic-properties draw:fill-color="#ffffff" draw:auto-grow-height="true" fo:min-height="2.77cm"/>
    </style:style>
    <style:style style:name="pr2" style:family="presentation" style:parent-style-name="zenika-titre-subtitle" style:list-style-name="L5">
      <style:graphic-properties draw:fill-color="#ffffff" draw:auto-grow-height="true" fo:min-height="14.03cm"/>
    </style:style>
    <style:style style:name="pr3" style:family="presentation" style:parent-style-name="zenika-titre-notes">
      <style:graphic-properties draw:fill-color="#ffffff" draw:auto-grow-height="true" fo:min-height="11.392cm"/>
    </style:style>
    <style:style style:name="pr4" style:family="presentation" style:parent-style-name="zenika-titre-title">
      <style:graphic-properties fo:min-height="2.77cm"/>
    </style:style>
    <style:style style:name="pr5" style:family="presentation" style:parent-style-name="zenika-titre-outline1">
      <style:graphic-properties fo:min-height="14.029cm"/>
    </style:style>
    <style:style style:name="pr6" style:family="presentation" style:parent-style-name="zenika-titre-notes">
      <style:graphic-properties draw:fill-color="#ffffff" fo:min-height="11.392cm"/>
    </style:style>
    <style:style style:name="pr7" style:family="presentation" style:parent-style-name="zenika-titre-title">
      <style:graphic-properties draw:fill-color="#ffffff" draw:auto-grow-height="true" fo:min-height="2.771cm"/>
    </style:style>
    <style:style style:name="pr8" style:family="presentation" style:parent-style-name="zenika-titre-notes">
      <style:graphic-properties draw:fill-color="#ffffff" draw:auto-grow-height="true" fo:min-height="11.39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32pt" fo:font-weight="bold" style:font-size-asian="32pt" style:font-size-complex="32pt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P5" style:family="paragraph">
      <style:paragraph-properties fo:margin-left="0cm" fo:margin-right="0cm" fo:text-indent="0cm" style:text-autospace="none"/>
    </style:style>
    <style:style style:name="P6" style:family="paragraph">
      <style:paragraph-properties text:enable-numbering="false" fo:margin-left="0cm" fo:margin-right="0cm" fo:line-height="100%" fo:text-align="start" fo:text-indent="0cm" style:text-autospace="none" style:punctuation-wrap="hanging" style:line-break="strict"/>
      <style:text-properties fo:font-family="TheSansMonoCd-A5Plain" style:font-family-generic="modern" fo:font-size="16pt" fo:font-weight="bold" style:font-family-asian="TheSansMonoCd-A5Plain" style:font-family-generic-asian="modern" style:font-size-asian="16pt" style:font-weight-asian="bold" style:font-family-complex="TheSansMonoCd-A5Plain" style:font-family-generic-complex="modern" style:font-size-complex="16pt" style:font-weight-complex="bold"/>
    </style:style>
    <style:style style:name="P7" style:family="paragraph">
      <style:paragraph-properties text:enable-numbering="false" fo:margin-left="0cm" fo:margin-right="0cm" fo:line-height="100%" fo:text-align="start" fo:text-indent="0cm" style:text-autospace="none" style:punctuation-wrap="hanging" style:line-break="strict"/>
      <style:text-properties fo:font-family="TheSansMonoCd-A5Plain" style:font-family-generic="modern" fo:font-size="13pt" style:text-underline-style="none" fo:font-weight="normal" style:font-family-asian="TheSansMonoCd-A5Plain" style:font-family-generic-asian="modern" style:font-size-asian="13pt" style:font-weight-asian="normal" style:font-family-complex="TheSansMonoCd-A5Plain" style:font-family-generic-complex="modern" style:font-size-complex="13pt" style:font-weight-complex="normal"/>
    </style:style>
    <style:style style:name="P8" style:family="paragraph">
      <style:paragraph-properties text:enable-numbering="false" fo:margin-left="0cm" fo:margin-right="0cm" fo:line-height="100%" fo:text-align="start" fo:text-indent="0cm" style:text-autospace="none" style:punctuation-wrap="hanging" style:line-break="strict"/>
      <style:text-properties fo:font-family="TheSansMonoCd-A5Plain" style:font-family-generic="modern" fo:font-size="8pt" fo:font-weight="normal" style:font-family-asian="TheSansMonoCd-A5Plain" style:font-family-generic-asian="modern" style:font-size-asian="8pt" style:font-weight-asian="normal" style:font-family-complex="TheSansMonoCd-A5Plain" style:font-family-generic-complex="modern" style:font-size-complex="4.59999990463257pt" style:font-weight-complex="normal"/>
    </style:style>
    <style:style style:name="P9" style:family="paragraph">
      <style:paragraph-properties fo:margin-left="0cm" fo:margin-right="0cm" fo:text-align="start" fo:text-indent="0cm" style:text-autospace="none"/>
    </style:style>
    <style:style style:name="P10" style:family="paragraph">
      <style:paragraph-properties text:enable-numbering="false" fo:margin-left="0cm" fo:margin-right="0cm" fo:line-height="100%" fo:text-align="start" fo:text-indent="0cm" style:text-autospace="none" style:punctuation-wrap="hanging" style:line-break="strict"/>
      <style:text-properties fo:font-family="TheSansMonoCd-A5Plain" style:font-family-generic="modern" fo:font-size="8pt" fo:font-weight="bold" style:font-family-asian="TheSansMonoCd-A5Plain" style:font-family-generic-asian="modern" style:font-size-asian="8pt" style:font-weight-asian="bold" style:font-family-complex="TheSansMonoCd-A5Plain" style:font-family-generic-complex="modern" style:font-size-complex="4.59999990463257pt" style:font-weight-complex="bold"/>
    </style:style>
    <style:style style:name="P11" style:family="paragraph">
      <style:paragraph-properties style:text-autospace="none"/>
    </style:style>
    <style:style style:name="P12" style:family="paragraph">
      <style:paragraph-properties text:enable-numbering="false" fo:margin-left="0cm" fo:margin-right="0cm" fo:line-height="100%" fo:text-align="start" fo:text-indent="0cm" style:text-autospace="none" style:punctuation-wrap="hanging" style:line-break="strict"/>
      <style:text-properties fo:font-family="TheSansMonoCd-A5Plain" style:font-family-generic="modern" fo:font-size="16pt" style:text-underline-style="none" fo:font-weight="bold" style:font-family-asian="TheSansMonoCd-A5Plain" style:font-family-generic-asian="modern" style:font-size-asian="16pt" style:font-weight-asian="bold" style:font-family-complex="TheSansMonoCd-A5Plain" style:font-family-generic-complex="modern" style:font-size-complex="16pt" style:font-weight-complex="bold"/>
    </style:style>
    <style:style style:name="P13" style:family="paragraph">
      <style:text-properties fo:font-size="12pt"/>
    </style:style>
    <style:style style:name="T1" style:family="text">
      <style:text-properties fo:font-size="32pt" fo:font-weight="bold" style:font-size-asian="32pt" style:font-size-complex="32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color="#000000" fo:font-family="'Courier New'" style:font-family-generic="modern" style:font-pitch="fixed" fo:font-size="16pt" fo:language="fr" fo:country="FR" fo:font-weight="bold" style:font-family-asian="'Courier New'" style:font-size-asian="16pt" style:font-weight-asian="bold" style:font-family-complex="'Courier New'" style:font-size-complex="16pt" style:font-weight-complex="bold"/>
    </style:style>
    <style:style style:name="T5" style:family="text">
      <style:text-properties fo:color="#00ae00" fo:font-family="'Courier New'" style:font-family-generic="modern" style:font-pitch="fixed" fo:font-size="13pt" fo:language="fr" fo:country="FR" style:text-underline-style="none" fo:font-weight="bold" style:font-family-asian="'Courier New'" style:font-size-asian="13pt" style:font-weight-asian="bold" style:font-family-complex="'Courier New'" style:font-size-complex="13pt" style:font-weight-complex="bold"/>
    </style:style>
    <style:style style:name="T6" style:family="text">
      <style:text-properties fo:color="#008080" fo:font-family="'Courier New'" style:font-family-generic="modern" style:font-pitch="fixed" fo:font-size="13pt" fo:language="fr" fo:country="FR" style:text-underline-style="none" fo:font-weight="normal" style:font-family-asian="'Courier New'" style:font-family-generic-asian="modern" style:font-pitch-asian="fixed" style:font-size-asian="13pt" style:font-weight-asian="normal" style:font-family-complex="'Courier New'" style:font-family-generic-complex="modern" style:font-pitch-complex="fixed" style:font-size-complex="13pt" style:font-weight-complex="normal"/>
    </style:style>
    <style:style style:name="T7" style:family="text">
      <style:text-properties fo:color="#3f7f7f" fo:font-family="'Courier New'" style:font-family-generic="modern" style:font-pitch="fixed" fo:font-size="13pt" fo:language="fr" fo:country="FR" style:text-underline-style="none" fo:font-weight="normal" style:font-family-asian="'Courier New'" style:font-family-generic-asian="modern" style:font-pitch-asian="fixed" style:font-size-asian="13pt" style:font-weight-asian="normal" style:font-family-complex="'Courier New'" style:font-family-generic-complex="modern" style:font-pitch-complex="fixed" style:font-size-complex="13pt" style:font-weight-complex="normal"/>
    </style:style>
    <style:style style:name="T8" style:family="text">
      <style:text-properties fo:color="#000000" fo:font-family="'Courier New'" style:font-family-generic="modern" style:font-pitch="fixed" fo:font-size="13pt" fo:language="fr" fo:country="FR" style:text-underline-style="none" fo:font-weight="normal" style:font-family-asian="'Courier New'" style:font-family-generic-asian="modern" style:font-pitch-asian="fixed" style:font-size-asian="13pt" style:font-weight-asian="normal" style:font-family-complex="'Courier New'" style:font-family-generic-complex="modern" style:font-pitch-complex="fixed" style:font-size-complex="13pt" style:font-weight-complex="normal"/>
    </style:style>
    <style:style style:name="T9" style:family="text">
      <style:text-properties fo:color="#008080" fo:font-family="'Courier New'" style:font-family-generic="modern" style:font-pitch="fixed" fo:font-size="13pt" fo:language="fr" fo:country="FR" style:text-underline-style="none" fo:font-weight="bold" style:font-family-asian="'Courier New'" style:font-family-generic-asian="modern" style:font-pitch-asian="fixed" style:font-size-asian="13pt" style:font-weight-asian="bold" style:font-family-complex="'Courier New'" style:font-family-generic-complex="modern" style:font-pitch-complex="fixed" style:font-size-complex="13pt" style:font-weight-complex="bold"/>
    </style:style>
    <style:style style:name="T10" style:family="text">
      <style:text-properties fo:color="#3f7f7f" fo:font-family="'Courier New'" style:font-family-generic="modern" style:font-pitch="fixed" fo:font-size="13pt" fo:language="fr" fo:country="FR" style:text-underline-style="none" fo:font-weight="bold" style:font-family-asian="'Courier New'" style:font-family-generic-asian="modern" style:font-pitch-asian="fixed" style:font-size-asian="13pt" style:font-weight-asian="bold" style:font-family-complex="'Courier New'" style:font-family-generic-complex="modern" style:font-pitch-complex="fixed" style:font-size-complex="13pt" style:font-weight-complex="bold"/>
    </style:style>
    <style:style style:name="T11" style:family="text">
      <style:text-properties fo:color="#000000" fo:font-family="'Courier New'" style:font-family-generic="modern" style:font-pitch="fixed" fo:font-size="13pt" fo:language="fr" fo:country="FR" style:text-underline-style="none" fo:font-weight="bold" style:font-family-asian="'Courier New'" style:font-family-generic-asian="modern" style:font-pitch-asian="fixed" style:font-size-asian="13pt" style:font-weight-asian="bold" style:font-family-complex="'Courier New'" style:font-family-generic-complex="modern" style:font-pitch-complex="fixed" style:font-size-complex="13pt" style:font-weight-complex="bold"/>
    </style:style>
    <style:style style:name="T12" style:family="text">
      <style:text-properties fo:color="#00ae00" fo:font-family="'Courier New'" style:font-family-generic="modern" style:font-pitch="fixed" fo:font-size="13pt" fo:language="fr" fo:country="FR" fo:font-weight="bold" style:font-family-asian="'Courier New'" style:font-size-asian="13pt" style:font-weight-asian="bold" style:font-family-complex="'Courier New'" style:font-size-complex="13pt" style:font-weight-complex="bold"/>
    </style:style>
    <style:style style:name="T13" style:family="text">
      <style:text-properties fo:color="#000000" fo:font-family="'Courier New'" style:font-family-generic="modern" style:font-pitch="fixed" fo:font-size="13pt" fo:language="fr" fo:country="FR" fo:font-weight="bold" style:font-family-asian="'Courier New'" style:font-size-asian="13pt" style:font-weight-asian="bold" style:font-family-complex="'Courier New'" style:font-size-complex="13pt" style:font-weight-complex="bold"/>
    </style:style>
    <style:style style:name="T14" style:family="text">
      <style:text-properties fo:color="#00ae00" fo:font-family="'Courier New'" style:font-family-generic="modern" style:font-pitch="fixed" fo:font-size="16pt" fo:language="fr" fo:country="FR" style:text-underline-style="none" fo:font-weight="bold" style:font-family-asian="'Courier New'" style:font-size-asian="16pt" style:font-weight-asian="bold" style:font-family-complex="'Courier New'" style:font-size-complex="16pt" style:font-weight-complex="bold"/>
    </style:style>
    <style:style style:name="T15" style:family="text">
      <style:text-properties fo:color="#3f7f7f" fo:font-size="16pt" fo:language="fr" fo:country="FR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16" style:family="text">
      <style:text-properties fo:font-family="'Courier New'" style:font-family-generic="modern" style:font-pitch="fixed" fo:font-size="16pt" fo:language="fr" fo:country="FR" style:text-underline-style="none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17" style:family="text">
      <style:text-properties fo:font-size="16pt" fo:language="fr" fo:country="FR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6699" fo:font-size="10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6699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6699" fo:font-size="105%"/>
      </text:list-level-style-bullet>
      <text:list-level-style-bullet text:level="4" text:bullet-char="•">
        <style:list-level-properties text:space-before="3.175cm"/>
        <style:text-properties fo:font-family="Arial" style:font-family-generic="swiss" style:font-pitch="variable" fo:color="#006699" fo:font-size="105%"/>
      </text:list-level-style-bullet>
      <text:list-level-style-bullet text:level="5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6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7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8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9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59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▪">
        <style:list-level-properties/>
        <style:text-properties fo:font-family="Tahoma" style:font-style-name="Normal" style:font-family-generic="swiss" style:font-pitch="variable" fo:color="#942824" fo:font-size="150%"/>
      </text:list-level-style-bullet>
      <text:list-level-style-bullet text:level="2" text:bullet-char="▪">
        <style:list-level-properties/>
        <style:text-properties fo:font-family="Tahoma" style:font-style-name="Normal" style:font-family-generic="swiss" style:font-pitch="variable" fo:color="#942824" fo:font-size="150%"/>
      </text:list-level-style-bullet>
      <text:list-level-style-bullet text:level="3" text:bullet-char="▪">
        <style:list-level-properties text:space-before="2.54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4" text:bullet-char="▪">
        <style:list-level-properties text:space-before="3.81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5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6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7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8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9" text:bullet-char="▪">
        <style:list-level-properties text:space-before="4.8cm" text:min-label-width="0.6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00 - Plan</presentation:footer-decl>
      <draw:page draw:name="page1" draw:style-name="dp1" draw:master-page-name="zenika-titre" presentation:presentation-page-layout-name="AL1T19" presentation:use-footer-name="ftr1">
        <office:forms form:automatic-focus="false" form:apply-design-mode="false"/>
        <draw:frame presentation:style-name="pr1" draw:text-style-name="P1" draw:layer="layout" svg:width="19.548cm" svg:height="2.77cm" svg:x="0.86cm" svg:y="0.264cm" presentation:class="title" presentation:placeholder="true">
          <draw:text-box/>
        </draw:frame>
        <draw:frame presentation:style-name="pr2" draw:text-style-name="P3" draw:layer="layout" svg:width="23.438cm" svg:height="14.03cm" svg:x="0.86cm" svg:y="4.233cm">
          <draw:text-box>
            <text:p text:style-name="P2"><text:span text:style-name="T1">Archetype et Assemblies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1" presentation:class="page"/>
          <draw:frame presentation:style-name="pr3" draw:text-style-name="P4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2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Démarrage d'un projet</text:p>
          </draw:text-box>
        </draw:frame>
        <draw:frame presentation:style-name="pr5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La création d'un projet Maven peut se révéler fastidieuse</text:p>
              </text:list-item>
              <text:list-item>
                <text:p>Il est nécessaire de créer :</text:p>
                <text:list>
                  <text:list-item>
                    <text:p>Un fichier pom.xml</text:p>
                  </text:list-item>
                  <text:list-item>
                    <text:p>Une structure de dossier classique</text:p>
                    <text:list>
                      <text:list-item>
                        <text:p>src/main/java</text:p>
                      </text:list-item>
                      <text:list-item>
                        <text:p>src/main/resources</text:p>
                      </text:list-item>
                      <text:list-item>
                        <text:p>src/test/java</text:p>
                      </text:list-item>
                      <text:list-item>
                        <text:p>…</text:p>
                        <text:p/>
                      </text:list-item>
                    </text:list>
                  </text:list-item>
                </text:list>
              </text:list-item>
              <text:list-item>
                <text:p>Potentiellement plusieurs fois si le projet est composé de plusieurs modules</text:p>
                <text:p/>
              </text:list-item>
              <text:list-item>
                <text:p>Pour gagner du temps, Maven dispose d'un mécanisme d'Archetypes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2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3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Les Archetypes Maven</text:p>
          </draw:text-box>
        </draw:frame>
        <draw:frame presentation:style-name="pr5" draw:layer="layout" svg:width="23.438cm" svg:height="14.029cm" svg:x="0.86cm" svg:y="4.233cm" presentation:class="outline">
          <draw:text-box>
            <text:list text:style-name="L3">
              <text:list-item>
                <text:p>Ce sont des artefacts de type <text:span text:style-name="T2">jar</text:span><text:span text:style-name="T3"> avec certaines métadonnées</text:span></text:p>
                <text:p><text:span text:style-name="T3"/></text:p>
              </text:list-item>
              <text:list-item>
                <text:p><text:span text:style-name="T3">Utilisation du </text:span><text:span text:style-name="T2">maven-archetype-plugin</text:span></text:p>
                <text:p><text:span text:style-name="T3"/></text:p>
              </text:list-item>
              <text:list-item>
                <text:p><text:span text:style-name="T3">Un archetype contient un squelette (ou template) de projet qui, une fois généré, est directement </text:span><text:span text:style-name="T2">compilable</text:span><text:span text:style-name="T3">. Il permet de créer une base stable pour le démarrage d'un projet</text:span></text:p>
                <text:p><text:span text:style-name="T3"/></text:p>
              </text:list-item>
              <text:list-item>
                <text:p><text:span text:style-name="T3">Il existe plusieurs archetypes standards pour créer des modules de type </text:span><text:span text:style-name="T2">jar</text:span><text:span text:style-name="T3">, </text:span><text:span text:style-name="T2">war</text:span><text:span text:style-name="T3"> etc...</text:span></text:p>
                <text:p><text:span text:style-name="T3"/></text:p>
              </text:list-item>
              <text:list-item>
                <text:p><text:span text:style-name="T3">On trouve de nombreux archetypes </text:span><text:span text:style-name="T2">full stack</text:span><text:span text:style-name="T3"> pour démarrer un projet avec n'importe quelle technologie (eg. un war avec flex + spring + hibernate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572cm" svg:height="9.489cm" svg:x="3.219cm" svg:y="1.908cm" draw:page-number="3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4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 presentation:user-transformed="true">
          <draw:text-box>
            <text:p>Création d'un Archetype</text:p>
          </draw:text-box>
        </draw:frame>
        <draw:frame presentation:style-name="pr5" draw:layer="layout" svg:width="23.438cm" svg:height="14.029cm" svg:x="0.86cm" svg:y="4.233cm" presentation:class="outline">
          <draw:text-box>
            <text:list text:style-name="L3">
              <text:list-item>
                <text:p>Il est possible de créer des archetypes d'entreprise, cela permet de mutualiser certaines pratiques communes à différents projets</text:p>
                <text:list>
                  <text:list-item>
                    <text:p>Héritage d'un pom parent « corporate »</text:p>
                  </text:list-item>
                  <text:list-item>
                    <text:p>Exclusion systématique de certaines dépendances</text:p>
                  </text:list-item>
                  <text:list-item>
                    <text:p>Définition d'un packaging propre à l'entreprise (assembly)</text:p>
                    <text:p/>
                  </text:list-item>
                </text:list>
              </text:list-item>
              <text:list-item>
                <text:p>Cela implique de maintenir ces archetypes « maisons »</text:p>
                <text:p/>
              </text:list-item>
              <text:list-item>
                <text:p>Il existe un archetype pour la création d'archetype</text:p>
                <text:p/>
              </text:list-item>
              <text:list-item>
                <text:p>Les archetypes sont listés dans des « catalogues »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4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5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Exemple d'utilisation d'un Archetype</text:p>
          </draw:text-box>
        </draw:frame>
        <draw:frame presentation:style-name="pr5" draw:layer="layout" svg:width="23.438cm" svg:height="14.029cm" svg:x="0.86cm" svg:y="4.233cm" presentation:class="outline">
          <draw:text-box>
            <text:list text:style-name="L3">
              <text:list-item>
                <text:p>Création d'un module <text:span text:style-name="T2">war</text:span></text:p>
              </text:list-item>
            </text:list>
          </draw:text-box>
        </draw:frame>
        <draw:frame draw:style-name="gr2" draw:text-style-name="P6" draw:layer="layout" svg:width="18.5cm" svg:height="3cm" svg:x="2cm" svg:y="6cm">
          <draw:text-box>
            <text:p text:style-name="P5"><text:span text:style-name="T4">mvn archetype:create \</text:span></text:p>
            <text:p text:style-name="P5"><text:span text:style-name="T4"><text:s text:c="2"/></text:span><text:span text:style-name="T4">-DgroupId=com.zenika.formation \</text:span></text:p>
            <text:p text:style-name="P5"><text:span text:style-name="T4"><text:s text:c="2"/></text:span><text:span text:style-name="T4">-DartifactId=resanet-web \</text:span></text:p>
            <text:p text:style-name="P5"><text:span text:style-name="T4"><text:s text:c="2"/></text:span><text:span text:style-name="T4">-DarchetypeArtifactId=maven-archetype-webapp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5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6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Les Assemblies</text:p>
          </draw:text-box>
        </draw:frame>
        <draw:frame presentation:style-name="pr5" draw:layer="layout" svg:width="23.438cm" svg:height="14.897cm" svg:x="0.86cm" svg:y="4.233cm" presentation:class="outline" presentation:user-transformed="true">
          <draw:text-box>
            <text:list text:style-name="L3">
              <text:list-item>
                <text:p>Parfois le packaging classique (<text:span text:style-name="T2">war</text:span>, <text:span text:style-name="T2">jar</text:span>...) ne suffit pas, certains besoins spécifiques peuvent émerger</text:p>
                <text:p/>
              </text:list-item>
              <text:list-item>
                <text:p>Utilisation du maven-assembly-plugin</text:p>
                <text:p/>
              </text:list-item>
              <text:list-item>
                <text:p>On déclare au plugin des descriptors qui contiennent les opérations d'assemblage du livrable</text:p>
                <text:p/>
              </text:list-item>
              <text:list-item>
                <text:p>Les descriptors offrent beaucoup de souplesse et de possibilités, attention cependant aux montées de version du plugin (il est déjà arrivé que la façon de le configurer change d'une version à l'autre)</text:p>
                <text:p/>
              </text:list-item>
              <text:list-item>
                <text:p>Maven propose certains descriptors prédéfinis (exemple : jar-with-dependencies)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6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7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Exemples de besoins spécifiques</text:p>
          </draw:text-box>
        </draw:frame>
        <draw:frame presentation:style-name="pr5" draw:layer="layout" svg:width="23.438cm" svg:height="14.029cm" svg:x="0.86cm" svg:y="4.233cm" presentation:class="outline">
          <draw:text-box>
            <text:list text:style-name="L3">
              <text:list-item>
                <text:p>Création d'un fichier zip contenant</text:p>
                <text:list>
                  <text:list-item>
                    <text:p>Le <text:span text:style-name="T2">jar</text:span> créé et ses dépendances</text:p>
                  </text:list-item>
                  <text:list-item>
                    <text:p>Un dossier bin contenant les scripts d'exécution</text:p>
                    <text:list>
                      <text:list-item>
                        <text:p>Des fichiers .bat pour Windows</text:p>
                      </text:list-item>
                      <text:list-item>
                        <text:p>Des fichiers .sh pour les autres OS</text:p>
                      </text:list-item>
                      <text:list-item>
                        <text:p>Des droits d'exécution sur les scripts</text:p>
                      </text:list-item>
                    </text:list>
                  </text:list-item>
                </text:list>
                <text:p/>
              </text:list-item>
              <text:list-item>
                <text:p>Création de plusieurs fichiers tar.gz</text:p>
                <text:list>
                  <text:list-item>
                    <text:p>Ciblant un environnement d'exécution (intégration, validation, formation, préproduction etc...)</text:p>
                  </text:list-item>
                  <text:list-item>
                    <text:p>Contenant la configuration spécifique à l'environnement ci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7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8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7" draw:text-style-name="P1" draw:layer="layout" svg:width="19.548cm" svg:height="2.771cm" svg:x="0.86cm" svg:y="0.264cm" presentation:class="title">
          <draw:text-box>
            <text:p>Exemple d'utilisation d'assembly (1/3)</text:p>
          </draw:text-box>
        </draw:frame>
        <draw:frame draw:style-name="gr3" draw:text-style-name="P7" draw:layer="layout" svg:width="20cm" svg:height="5.2cm" svg:x="0.5cm" svg:y="3cm">
          <draw:text-box>
            <text:p text:style-name="P5"><text:span text:style-name="T5">&lt;!-- fichier pom.xml --&gt;</text:span></text:p>
            <text:p text:style-name="P5"><text:span text:style-name="T6">&lt;</text:span><text:span text:style-name="T7">plugins</text:span><text:span text:style-name="T6">&gt;</text:span></text:p>
            <text:p text:style-name="P5"><text:span text:style-name="T8"><text:s text:c="3"/></text:span><text:span text:style-name="T6">&lt;</text:span><text:span text:style-name="T7">plugin</text:span><text:span text:style-name="T6">&gt;</text:span></text:p>
            <text:p text:style-name="P5"><text:span text:style-name="T8"><text:s text:c="6"/></text:span><text:span text:style-name="T6">&lt;</text:span><text:span text:style-name="T7">artifactId</text:span><text:span text:style-name="T6">&gt;</text:span><text:span text:style-name="T8">maven-assembly-plugin</text:span><text:span text:style-name="T6">&lt;/</text:span><text:span text:style-name="T7">artifactId</text:span><text:span text:style-name="T6">&gt;</text:span></text:p>
            <text:p text:style-name="P5"><text:span text:style-name="T8"><text:s text:c="6"/></text:span><text:span text:style-name="T6">&lt;</text:span><text:span text:style-name="T7">configuration</text:span><text:span text:style-name="T6">&gt;</text:span></text:p>
            <text:p text:style-name="P5"><text:span text:style-name="T8"><text:s text:c="9"/></text:span><text:span text:style-name="T6">&lt;</text:span><text:span text:style-name="T7">descriptors</text:span><text:span text:style-name="T6">&gt;</text:span></text:p>
            <text:p text:style-name="P5"><text:span text:style-name="T8"><text:s text:c="12"/></text:span><text:span text:style-name="T9">&lt;</text:span><text:span text:style-name="T10">descriptor</text:span><text:span text:style-name="T9">&gt;</text:span><text:span text:style-name="T11">src/main/assembly/assembly.xml</text:span><text:span text:style-name="T9">&lt;/</text:span><text:span text:style-name="T10">descriptor</text:span><text:span text:style-name="T9">&gt;</text:span></text:p>
            <text:p text:style-name="P5"><text:span text:style-name="T8"><text:s text:c="9"/></text:span><text:span text:style-name="T6">&lt;/</text:span><text:span text:style-name="T7">descriptors</text:span><text:span text:style-name="T6">&gt;</text:span></text:p>
            <text:p text:style-name="P5"><text:span text:style-name="T8"><text:s text:c="6"/></text:span><text:span text:style-name="T6">&lt;/</text:span><text:span text:style-name="T7">configuration</text:span><text:span text:style-name="T6">&gt;</text:span></text:p>
            <text:p text:style-name="P5"><text:span text:style-name="T8"><text:s text:c="3"/></text:span><text:span text:style-name="T6">&lt;/</text:span><text:span text:style-name="T7">plugin</text:span><text:span text:style-name="T6">&gt;</text:span></text:p>
            <text:p text:style-name="P5"><text:span text:style-name="T6">&lt;/</text:span><text:span text:style-name="T7">plugins</text:span><text:span text:style-name="T6">&gt;</text:span></text:p>
          </draw:text-box>
        </draw:frame>
        <draw:frame draw:style-name="gr3" draw:text-style-name="P8" draw:layer="layout" svg:width="20cm" svg:height="8.264cm" svg:x="0.5cm" svg:y="8.5cm">
          <draw:text-box>
            <text:p text:style-name="P5"><text:span text:style-name="T12">&lt;!-- fichier assembly.xml --&gt;</text:span></text:p>
            <text:p text:style-name="P5"><text:span text:style-name="T6">&lt;</text:span><text:span text:style-name="T7">assembly</text:span><text:span text:style-name="T6">&gt;</text:span></text:p>
            <text:p text:style-name="P5"><text:span text:style-name="T8"><text:s text:c="2"/></text:span><text:span text:style-name="T6">&lt;</text:span><text:span text:style-name="T7">id</text:span><text:span text:style-name="T6">&gt;</text:span><text:span text:style-name="T8">bin</text:span><text:span text:style-name="T6">&lt;/</text:span><text:span text:style-name="T7">id</text:span><text:span text:style-name="T6">&gt;</text:span></text:p>
            <text:p text:style-name="P5"><text:span text:style-name="T8"><text:s text:c="2"/></text:span><text:span text:style-name="T6">&lt;</text:span><text:span text:style-name="T7">formats</text:span><text:span text:style-name="T6">&gt;</text:span></text:p>
            <text:p text:style-name="P5"><text:span text:style-name="T8"><text:s text:c="4"/></text:span><text:span text:style-name="T6">&lt;</text:span><text:span text:style-name="T7">format</text:span><text:span text:style-name="T6">&gt;</text:span><text:span text:style-name="T8">tar.gz</text:span><text:span text:style-name="T6">&lt;/</text:span><text:span text:style-name="T7">format</text:span><text:span text:style-name="T6">&gt;</text:span></text:p>
            <text:p text:style-name="P5"><text:span text:style-name="T8"><text:s text:c="4"/></text:span><text:span text:style-name="T6">&lt;</text:span><text:span text:style-name="T7">format</text:span><text:span text:style-name="T6">&gt;</text:span><text:span text:style-name="T8">tar.bz2</text:span><text:span text:style-name="T6">&lt;/</text:span><text:span text:style-name="T7">format</text:span><text:span text:style-name="T6">&gt;</text:span></text:p>
            <text:p text:style-name="P5"><text:span text:style-name="T8"><text:s text:c="4"/></text:span><text:span text:style-name="T6">&lt;</text:span><text:span text:style-name="T7">format</text:span><text:span text:style-name="T6">&gt;</text:span><text:span text:style-name="T8">zip</text:span><text:span text:style-name="T6">&lt;/</text:span><text:span text:style-name="T7">format</text:span><text:span text:style-name="T6">&gt;</text:span></text:p>
            <text:p text:style-name="P5"><text:span text:style-name="T8"><text:s text:c="2"/></text:span><text:span text:style-name="T6">&lt;/</text:span><text:span text:style-name="T7">formats</text:span><text:span text:style-name="T6">&gt;</text:span></text:p>
            <text:p text:style-name="P5"><text:span text:style-name="T8"><text:s text:c="2"/></text:span><text:span text:style-name="T6">&lt;</text:span><text:span text:style-name="T7">fileSets</text:span><text:span text:style-name="T6">&gt;</text:span></text:p>
            <text:p text:style-name="P5"><text:span text:style-name="T8"><text:s text:c="4"/></text:span><text:span text:style-name="T6">&lt;</text:span><text:span text:style-name="T7">fileSet</text:span><text:span text:style-name="T6">&gt;</text:span></text:p>
            <text:p text:style-name="P5"><text:span text:style-name="T8"><text:s text:c="6"/></text:span><text:span text:style-name="T6">&lt;</text:span><text:span text:style-name="T7">directory</text:span><text:span text:style-name="T6">&gt;</text:span><text:span text:style-name="T8">target/${project.build.finalName}</text:span><text:span text:style-name="T6">&lt;/</text:span><text:span text:style-name="T7">directory</text:span><text:span text:style-name="T6">&gt;</text:span></text:p>
            <text:p text:style-name="P5"><text:span text:style-name="T8"><text:s text:c="6"/></text:span><text:span text:style-name="T6">&lt;</text:span><text:span text:style-name="T7">outputDirectory</text:span><text:span text:style-name="T6">&gt;&lt;/</text:span><text:span text:style-name="T7">outputDirectory</text:span><text:span text:style-name="T6">&gt;</text:span></text:p>
            <text:p text:style-name="P5"><text:span text:style-name="T8"><text:s text:c="6"/></text:span><text:span text:style-name="T6">&lt;</text:span><text:span text:style-name="T7">includes</text:span><text:span text:style-name="T6">&gt;</text:span></text:p>
            <text:p text:style-name="P5"><text:span text:style-name="T8"><text:s text:c="8"/></text:span><text:span text:style-name="T6">&lt;</text:span><text:span text:style-name="T7">include</text:span><text:span text:style-name="T6">&gt;</text:span><text:span text:style-name="T8">**/*.*</text:span><text:span text:style-name="T6">&lt;/</text:span><text:span text:style-name="T7">include</text:span><text:span text:style-name="T6">&gt;</text:span></text:p>
            <text:p text:style-name="P5"><text:span text:style-name="T8"><text:s text:c="6"/></text:span><text:span text:style-name="T6">&lt;/</text:span><text:span text:style-name="T7">includes</text:span><text:span text:style-name="T6">&gt;</text:span></text:p>
            <text:p text:style-name="P5"><text:span text:style-name="T8"><text:s text:c="4"/></text:span><text:span text:style-name="T6">&lt;/</text:span><text:span text:style-name="T7">fileSet</text:span><text:span text:style-name="T6">&gt;</text:span></text:p>
            <text:p text:style-name="P5"><text:span text:style-name="T8"><text:s text:c="2"/></text:span><text:span text:style-name="T6">&lt;/</text:span><text:span text:style-name="T7">fileSets</text:span><text:span text:style-name="T6">&gt;</text:span></text:p>
            <text:p text:style-name="P5"><text:span text:style-name="T6">&lt;/</text:span><text:span text:style-name="T7">assembly</text:span><text:span text:style-name="T6">&gt;</text:span></text:p>
          </draw:text-box>
        </draw:frame>
        <draw:frame draw:style-name="gr4" draw:text-style-name="P10" draw:layer="layout" svg:width="11.5cm" svg:height="0.987cm" svg:x="0.5cm" svg:y="17.013cm">
          <draw:text-box>
            <text:p text:style-name="P9"><text:span text:style-name="T13">mvn clean package assembly:assembly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8" presentation:class="page"/>
          <draw:frame presentation:style-name="pr8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9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Exemple d'utilisation d'assembly (2/3)</text:p>
          </draw:text-box>
        </draw:frame>
        <draw:frame presentation:style-name="pr5" draw:layer="layout" svg:width="23.438cm" svg:height="14.029cm" svg:x="0.86cm" svg:y="4.233cm" presentation:class="outline">
          <draw:text-box>
            <text:list text:style-name="L3">
              <text:list-item>
                <text:p>Utilisation d'un descriptor prédéfini et d'un descriptor spécifique</text:p>
              </text:list-item>
            </text:list>
          </draw:text-box>
        </draw:frame>
        <draw:frame draw:style-name="gr5" draw:text-style-name="P12" draw:layer="layout" svg:width="19.5cm" svg:height="10.136cm" svg:x="2.7cm" svg:y="5.4cm">
          <draw:text-box>
            <text:p text:style-name="P5"><text:span text:style-name="T14">&lt;!-- pom.xml --&gt;</text:span></text:p>
            <text:p text:style-name="P11"><text:span text:style-name="T15">&lt;plugin&gt;</text:span></text:p>
            <text:p text:style-name="P11"><text:span text:style-name="T15"><text:s text:c="2"/></text:span><text:span text:style-name="T15">&lt;groupId&gt;</text:span><text:span text:style-name="T16">org.apache.maven.plugins</text:span><text:span text:style-name="T15">&lt;/groupId&gt;</text:span></text:p>
            <text:p text:style-name="P11"><text:span text:style-name="T16"><text:s text:c="2"/></text:span><text:span text:style-name="T15">&lt;artifactId&gt;</text:span><text:span text:style-name="T17">maven-assembly-plugin</text:span><text:span text:style-name="T15">&lt;/artifactId&gt;</text:span></text:p>
            <text:p text:style-name="P11"><text:span text:style-name="T15"><text:s text:c="2"/></text:span><text:span text:style-name="T15">&lt;configuration&gt;</text:span></text:p>
            <text:p text:style-name="P11"><text:span text:style-name="T15"><text:s text:c="4"/></text:span><text:span text:style-name="T15">&lt;descriptorRefs&gt;</text:span></text:p>
            <text:p text:style-name="P11"><text:span text:style-name="T15"><text:s text:c="6"/></text:span><text:span text:style-name="T15">&lt;descriptorRef&gt;</text:span></text:p>
            <text:p text:style-name="P11"><text:span text:style-name="T15"><text:s text:c="8"/></text:span><text:span text:style-name="T17">jar-with-dependencies</text:span></text:p>
            <text:p text:style-name="P11"><text:span text:style-name="T15"><text:s text:c="6"/></text:span><text:span text:style-name="T15">&lt;/descriptorRef&gt;</text:span></text:p>
            <text:p text:style-name="P11"><text:span text:style-name="T15"><text:s text:c="4"/></text:span><text:span text:style-name="T15">&lt;/descriptorRefs&gt;</text:span></text:p>
            <text:p text:style-name="P11"><text:span text:style-name="T15"><text:s text:c="4"/></text:span><text:span text:style-name="T15">&lt;descriptors&gt;</text:span></text:p>
            <text:p text:style-name="P11"><text:span text:style-name="T15"><text:s text:c="6"/></text:span><text:span text:style-name="T15">&lt;descriptor&gt;</text:span></text:p>
            <text:p text:style-name="P11"><text:span text:style-name="T15"><text:s text:c="8"/></text:span><text:span text:style-name="T17">src/main/assembly/assembly2.xml</text:span></text:p>
            <text:p text:style-name="P11"><text:span text:style-name="T15"><text:s text:c="6"/></text:span><text:span text:style-name="T15">&lt;/descriptor&gt;</text:span></text:p>
            <text:p text:style-name="P11"><text:span text:style-name="T15"><text:s text:c="4"/></text:span><text:span text:style-name="T15">&lt;/descriptors&gt;</text:span></text:p>
            <text:p text:style-name="P11"><text:span text:style-name="T15"><text:s text:c="2"/></text:span><text:span text:style-name="T15">&lt;/configuration&gt;</text:span></text:p>
            <text:p text:style-name="P11"><text:span text:style-name="T15">&lt;/plugin&gt;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9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0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Exemple d'utilisation d'assembly (3/3)</text:p>
          </draw:text-box>
        </draw:frame>
        <draw:frame presentation:style-name="pr5" draw:layer="layout" svg:width="23.438cm" svg:height="14.029cm" svg:x="0.86cm" svg:y="4.233cm" presentation:class="outline">
          <draw:text-box>
            <text:list text:style-name="L3">
              <text:list-item>
                <text:p>Contenu d'un descriptor spécifique</text:p>
              </text:list-item>
            </text:list>
          </draw:text-box>
        </draw:frame>
        <draw:frame draw:style-name="gr5" draw:text-style-name="P12" draw:layer="layout" svg:width="19.5cm" svg:height="10.136cm" svg:x="2.7cm" svg:y="5.4cm">
          <draw:text-box>
            <text:p text:style-name="P5"><text:span text:style-name="T14">&lt;!-- fichier src/main/assembly/assenbly2.xml --&gt;</text:span></text:p>
            <text:p text:style-name="P11"><text:span text:style-name="T15">&lt;assembly&gt;</text:span></text:p>
            <text:p text:style-name="P11"><text:span text:style-name="T15"><text:s text:c="2"/></text:span><text:span text:style-name="T15">&lt;id&gt;</text:span><text:span text:style-name="T17">custom</text:span><text:span text:style-name="T15">&lt;/id&gt;</text:span></text:p>
            <text:p text:style-name="P11"><text:span text:style-name="T15"><text:s text:c="2"/></text:span><text:span text:style-name="T15">&lt;formats&gt;</text:span></text:p>
            <text:p text:style-name="P11"><text:span text:style-name="T15"><text:s text:c="4"/></text:span><text:span text:style-name="T15">&lt;format&gt;</text:span><text:span text:style-name="T17">zip</text:span><text:span text:style-name="T15">&lt;/format&gt;</text:span></text:p>
            <text:p text:style-name="P11"><text:span text:style-name="T15"><text:s text:c="2"/></text:span><text:span text:style-name="T15">&lt;/formats&gt;</text:span></text:p>
            <text:p text:style-name="P11"><text:span text:style-name="T15"><text:s text:c="2"/></text:span><text:span text:style-name="T15">&lt;fileSets&gt;</text:span></text:p>
            <text:p text:style-name="P11"><text:span text:style-name="T15"><text:s text:c="4"/></text:span><text:span text:style-name="T15">&lt;fileSet&gt;</text:span></text:p>
            <text:p text:style-name="P11"><text:span text:style-name="T15"><text:s text:c="6"/></text:span><text:span text:style-name="T15">&lt;directory&gt;</text:span><text:span text:style-name="T17">src/main/scripts</text:span><text:span text:style-name="T15">&lt;/directory&gt;</text:span></text:p>
            <text:p text:style-name="P11"><text:span text:style-name="T15"><text:s text:c="6"/></text:span><text:span text:style-name="T15">&lt;outputDirectory&gt;</text:span><text:span text:style-name="T17">bin</text:span><text:span text:style-name="T15">&lt;/outputDirectory&gt;</text:span></text:p>
            <text:p text:style-name="P11"><text:span text:style-name="T15"><text:s text:c="6"/></text:span><text:span text:style-name="T15">&lt;fileMode&gt;</text:span><text:span text:style-name="T17">0500</text:span><text:span text:style-name="T15">&lt;/fileMode&gt;</text:span></text:p>
            <text:p text:style-name="P11"><text:span text:style-name="T15"><text:s text:c="6"/></text:span><text:span text:style-name="T15">&lt;directoryMode&gt;</text:span><text:span text:style-name="T17">0755</text:span><text:span text:style-name="T15">&lt;/directoryMode&gt;</text:span></text:p>
            <text:p text:style-name="P11"><text:span text:style-name="T15"><text:s text:c="4"/></text:span><text:span text:style-name="T15">&lt;/fileSet&gt;</text:span></text:p>
            <text:p text:style-name="P11"><text:span text:style-name="T15"><text:s text:c="2"/></text:span><text:span text:style-name="T15">&lt;/fileSets&gt;</text:span></text:p>
            <text:p text:style-name="P11"><text:span text:style-name="T15"><text:s text:c="2"/></text:span><text:span text:style-name="T17">...</text:span></text:p>
            <text:p text:style-name="P11"><text:span text:style-name="T15">&lt;/assembly&gt;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10" presentation:class="page"/>
          <draw:frame presentation:style-name="pr6" draw:text-style-name="P13" draw:layer="layout" svg:width="13.93cm" svg:height="11.39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0" draw:display-name="Gradient 10" draw:style="linear" draw:start-color="#c0c0c0" draw:end-color="#808080" draw:start-intensity="100%" draw:end-intensity="100%" draw:angle="900" draw:border="0%"/>
    <draw:gradient draw:name="Gradient_20_7" draw:display-name="Gradient 7" draw:style="linear" draw:start-color="#d5dfe7" draw:end-color="#fefefe" draw:start-intensity="100%" draw:end-intensity="100%" draw:angle="2250" draw:border="0%"/>
    <draw:gradient draw:name="Gradient_20_8" draw:display-name="Gradient 8" draw:style="linear" draw:start-color="#ffffff" draw:end-color="#e6e6e6" draw:start-intensity="100%" draw:end-intensity="100%" draw:angle="2250" draw:border="0%"/>
    <draw:gradient draw:name="Gradient_20_9" draw:display-name="Gradient 9" draw:style="linear" draw:start-color="#942824" draw:end-color="#671c19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9966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0%" fo:text-align="justify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ode_20_saisie" style:display-name="code saisie" style:family="graphic" style:parent-style-name="standard">
      <style:graphic-properties draw:stroke="solid" draw:fill="solid" draw:fill-color="#ffffff" fo:min-height="6.969cm" draw:shadow="visible"/>
      <style:paragraph-properties fo:margin-left="0cm" fo:margin-right="0cm" fo:text-indent="0cm"/>
      <style:text-properties fo:font-family="'Courier New'" style:font-family-generic="modern" style:font-pitch="fixed" fo:font-size="14pt" fo:font-weight="bold"/>
    </style:style>
    <style:style style:name="zenika-titre-background" style:family="presentation">
      <style:graphic-properties draw:stroke="none" draw:fill="gradient" draw:fill-color="#d5dfe7" draw:fill-gradient-name="Gradient_20_7" draw:textarea-horizontal-align="center" draw:textarea-vertical-align="middle" draw:shadow="hidden"/>
      <style:paragraph-properties fo:text-align="center"/>
    </style:style>
    <style:style style:name="zenika-titre-backgroundobjects" style:family="presentation">
      <style:graphic-properties draw:shadow="hidden" draw:shadow-offset-x="0.3cm" draw:shadow-offset-y="0.3cm" draw:shadow-color="#808080">
        <text:list-style style:name="zenika-titre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333333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333333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333333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333333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6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zenika-titre-notes" style:family="presentation">
      <style:graphic-properties draw:stroke="none" draw:fill="none">
        <text:list-style style:name="zenika-titre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zenika-titre-outline1" style:family="presentation">
      <style:graphic-properties draw:stroke="none" draw:fill="none">
        <text:list-style style:name="zenika-titre-outline1">
          <text:list-level-style-bullet text:level="1" text:bullet-char="•">
            <style:list-level-properties text:min-label-width="0.59cm"/>
            <style:text-properties fo:font-family="Arial" style:font-family-generic="swiss" style:font-pitch="variable" fo:color="#942824" fo:font-size="105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fo:color="#942824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942824" fo:font-size="105%"/>
          </text:list-level-style-bullet>
          <text:list-level-style-bullet text:level="4" text:bullet-char="•">
            <style:list-level-properties text:space-before="3.175cm" text:min-label-width="0.635cm"/>
            <style:text-properties fo:font-family="Arial" style:font-family-generic="swiss" style:font-pitch="variable" fo:color="#942824" fo:font-size="105%"/>
          </text:list-level-style-bullet>
          <text:list-level-style-bullet text:level="5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6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7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8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  <style:text-properties fo:color="#333333" style:text-outline="false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text-emphasize="none" style:font-relief="none"/>
    </style:style>
    <style:style style:name="zenika-titre-outline2" style:family="presentation" style:parent-style-name="zenika-titre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font-relief="none"/>
    </style:style>
    <style:style style:name="zenika-titre-outline3" style:family="presentation" style:parent-style-name="zenika-titre-outline2">
      <style:paragraph-properties fo:margin-left="2.54cm" fo:margin-right="0cm" fo:margin-top="0.088cm" fo:margin-bottom="0cm" fo:line-height="100%" fo:text-align="start" fo:text-indent="0cm" style:punctuation-wrap="hanging" style:line-break="strict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5f5f5f" style:text-line-through-style="none" style:text-position="0% 100%" fo:font-family="Arial" style:font-family-generic="swiss" style:font-pitch="variable" fo:font-size="20pt" fo:font-style="italic" fo:text-shadow="none" style:text-underline-style="none" fo:font-weight="normal" style:font-family-asian="'Arial Unicode MS'" style:font-pitch-asian="variable" style:font-size-asian="20pt" style:font-style-asian="italic" style:font-weight-asian="normal" style:font-family-complex="'Arial Unicode MS'" style:font-pitch-complex="variable" style:font-size-complex="20pt" style:font-style-complex="italic" style:font-weight-complex="normal" style:font-relief="none"/>
    </style:style>
    <style:style style:name="zenika-titre-outline4" style:family="presentation" style:parent-style-name="zenika-titre-outline3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-titre-outline5" style:family="presentation" style:parent-style-name="zenika-titre-outline4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-titre-outline6" style:family="presentation" style:parent-style-name="zenika-titre-outline5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-titre-outline7" style:family="presentation" style:parent-style-name="zenika-titre-outline6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-titre-outline8" style:family="presentation" style:parent-style-name="zenika-titre-outline7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-titre-outline9" style:family="presentation" style:parent-style-name="zenika-titre-outline8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-titre-subtitle" style:family="presentation">
      <style:graphic-properties draw:stroke="none" draw:fill="none" draw:textarea-vertical-align="middle">
        <text:list-style style:name="zenika-titre-subtitle">
          <text:list-level-style-bullet text:level="1" text:bullet-char="•">
            <style:list-level-properties/>
            <style:text-properties fo:font-family="Arial" style:font-family-generic="swiss" style:font-pitch="variable" fo:color="#006699" fo:font-size="105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6699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6699" fo:font-size="105%"/>
          </text:list-level-style-bullet>
          <text:list-level-style-bullet text:level="4" text:bullet-char="•">
            <style:list-level-properties text:space-before="3.175cm"/>
            <style:text-properties fo:font-family="Arial" style:font-family-generic="swiss" style:font-pitch="variable" fo:color="#006699" fo:font-size="105%"/>
          </text:list-level-style-bullet>
          <text:list-level-style-bullet text:level="5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6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7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8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9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58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5f5f5f" style:text-outline="false" style:text-line-through-style="none" style:text-position="0% 100%" fo:font-family="Arial" style:font-family-generic="swiss" style:font-pitch="variable" fo:font-size="28pt" fo:font-style="italic" fo:text-shadow="none" style:text-underline-style="none" fo:font-weight="normal" style:font-family-asian="'Arial Unicode MS'" style:font-pitch-asian="variable" style:font-size-asian="28pt" style:font-style-asian="italic" style:font-weight-asian="normal" style:font-family-complex="'Arial Unicode MS'" style:font-pitch-complex="variable" style:font-size-complex="28pt" style:font-style-complex="italic" style:font-weight-complex="normal" style:text-emphasize="none" style:font-relief="none"/>
    </style:style>
    <style:style style:name="zenika-titre-title" style:family="presentation">
      <style:graphic-properties draw:stroke="none" draw:fill="none" draw:textarea-vertical-align="middle">
        <text:list-style style:name="zenika-titre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text-emphasize="none" style:font-relief="none"/>
    </style:style>
    <style:style style:name="zenika-new-background" style:family="presentation">
      <style:graphic-properties draw:stroke="none" draw:fill="gradient" draw:fill-color="#d5dfe7" draw:fill-gradient-name="Gradient_20_7" draw:textarea-horizontal-align="center" draw:textarea-vertical-align="middle" draw:shadow="hidden"/>
      <style:paragraph-properties fo:text-align="center"/>
    </style:style>
    <style:style style:name="zenika-new-backgroundobjects" style:family="presentation">
      <style:graphic-properties draw:shadow="hidden" draw:shadow-offset-x="0.3cm" draw:shadow-offset-y="0.3cm" draw:shadow-color="#808080">
        <text:list-style style:name="zenika-new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333333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333333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333333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333333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6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zenika-new-notes" style:family="presentation">
      <style:graphic-properties draw:stroke="none" draw:fill="none">
        <text:list-style style:name="zenika-new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zenika-new-outline1" style:family="presentation">
      <style:graphic-properties draw:stroke="none" draw:fill="none">
        <text:list-style style:name="zenika-new-outline1">
          <text:list-level-style-bullet text:level="1" text:bullet-char="•">
            <style:list-level-properties text:min-label-width="0.59cm"/>
            <style:text-properties fo:font-family="Arial" style:font-family-generic="swiss" style:font-pitch="variable" fo:color="#942824" fo:font-size="105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fo:color="#942824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942824" fo:font-size="105%"/>
          </text:list-level-style-bullet>
          <text:list-level-style-bullet text:level="4" text:bullet-char="•">
            <style:list-level-properties text:space-before="3.175cm" text:min-label-width="0.635cm"/>
            <style:text-properties fo:font-family="Arial" style:font-family-generic="swiss" style:font-pitch="variable" fo:color="#942824" fo:font-size="105%"/>
          </text:list-level-style-bullet>
          <text:list-level-style-bullet text:level="5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6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7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8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  <style:text-properties fo:color="#333333" style:text-outline="false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text-emphasize="none" style:font-relief="none"/>
    </style:style>
    <style:style style:name="zenika-new-outline2" style:family="presentation" style:parent-style-name="zenika-new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font-relief="none"/>
    </style:style>
    <style:style style:name="zenika-new-outline3" style:family="presentation" style:parent-style-name="zenika-new-outline2">
      <style:paragraph-properties fo:margin-left="2.54cm" fo:margin-right="0cm" fo:margin-top="0.088cm" fo:margin-bottom="0cm" fo:line-height="100%" fo:text-align="start" fo:text-indent="0cm" style:punctuation-wrap="hanging" style:line-break="strict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5f5f5f" style:text-line-through-style="none" style:text-position="0% 100%" fo:font-family="Arial" style:font-family-generic="swiss" style:font-pitch="variable" fo:font-size="20pt" fo:font-style="italic" fo:text-shadow="none" style:text-underline-style="none" fo:font-weight="normal" style:font-family-asian="'Arial Unicode MS'" style:font-pitch-asian="variable" style:font-size-asian="20pt" style:font-style-asian="italic" style:font-weight-asian="normal" style:font-family-complex="'Arial Unicode MS'" style:font-pitch-complex="variable" style:font-size-complex="20pt" style:font-style-complex="italic" style:font-weight-complex="normal" style:font-relief="none"/>
    </style:style>
    <style:style style:name="zenika-new-outline4" style:family="presentation" style:parent-style-name="zenika-new-outline3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-new-outline5" style:family="presentation" style:parent-style-name="zenika-new-outline4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-new-outline6" style:family="presentation" style:parent-style-name="zenika-new-outline5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-new-outline7" style:family="presentation" style:parent-style-name="zenika-new-outline6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-new-outline8" style:family="presentation" style:parent-style-name="zenika-new-outline7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-new-outline9" style:family="presentation" style:parent-style-name="zenika-new-outline8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-new-subtitle" style:family="presentation">
      <style:graphic-properties draw:stroke="none" draw:fill="none" draw:textarea-vertical-align="middle">
        <text:list-style style:name="zenika-new-subtitle">
          <text:list-level-style-bullet text:level="1" text:bullet-char="•">
            <style:list-level-properties/>
            <style:text-properties fo:font-family="Arial" style:font-family-generic="swiss" style:font-pitch="variable" fo:color="#006699" fo:font-size="105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6699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6699" fo:font-size="105%"/>
          </text:list-level-style-bullet>
          <text:list-level-style-bullet text:level="4" text:bullet-char="•">
            <style:list-level-properties text:space-before="3.175cm"/>
            <style:text-properties fo:font-family="Arial" style:font-family-generic="swiss" style:font-pitch="variable" fo:color="#006699" fo:font-size="105%"/>
          </text:list-level-style-bullet>
          <text:list-level-style-bullet text:level="5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6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7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8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9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58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5f5f5f" style:text-outline="false" style:text-line-through-style="none" style:text-position="0% 100%" fo:font-family="Arial" style:font-family-generic="swiss" style:font-pitch="variable" fo:font-size="28pt" fo:font-style="italic" fo:text-shadow="none" style:text-underline-style="none" fo:font-weight="normal" style:font-family-asian="'Arial Unicode MS'" style:font-pitch-asian="variable" style:font-size-asian="28pt" style:font-style-asian="italic" style:font-weight-asian="normal" style:font-family-complex="'Arial Unicode MS'" style:font-pitch-complex="variable" style:font-size-complex="28pt" style:font-style-complex="italic" style:font-weight-complex="normal" style:text-emphasize="none" style:font-relief="none"/>
    </style:style>
    <style:style style:name="zenika-new-title" style:family="presentation">
      <style:graphic-properties draw:stroke="none" draw:fill="none" draw:textarea-vertical-align="middle">
        <text:list-style style:name="zenika-new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fo:font-family="Arial" style:font-family-generic="roman" style:font-pitch="variable" fo:font-size="29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4.0999984741211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gradient" draw:fill-color="#d5dfe7" draw:fill-gradient-name="Gradient_20_7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 style:list-style-name="ML1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Mgr3" style:family="graphic" style:parent-style-name="standard">
      <style:graphic-properties draw:stroke="solid" svg:stroke-width="0.026cm" svg:stroke-color="#000000" draw:stroke-linejoin="round" draw:fill="gradient" draw:fill-color="#ffffff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gradient" draw:fill-color="#671c19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gradient" draw:fill-color="#c0c0c0" draw:fill-gradient-name="Gradient_20_1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9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zenika-titre-title">
      <style:graphic-properties draw:fill-color="#ffffff" draw:auto-grow-height="false" fo:min-height="3.181cm"/>
    </style:style>
    <style:style style:name="Mpr2" style:family="presentation" style:parent-style-name="zenika-titre-outline1">
      <style:graphic-properties draw:fill-color="#ffffff" draw:auto-grow-height="false" fo:min-height="12.573cm"/>
    </style:style>
    <style:style style:name="Mpr3" style:family="presentation" style:parent-style-name="zenika-titre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4" style:family="presentation" style:parent-style-name="zenika-titre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5" style:family="presentation" style:parent-style-name="zenika-titre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6" style:family="presentation" style:parent-style-name="zenika-titre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7" style:family="presentation" style:parent-style-name="zenika-new-title">
      <style:graphic-properties draw:fill-color="#ffffff" draw:auto-grow-height="false" fo:min-height="3.181cm"/>
    </style:style>
    <style:style style:name="Mpr8" style:family="presentation" style:parent-style-name="zenika-new-outline1">
      <style:graphic-properties draw:fill-color="#ffffff" draw:auto-grow-height="false" fo:min-height="12.573cm"/>
    </style:style>
    <style:style style:name="Mpr9" style:family="presentation" style:parent-style-name="zenika-new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0" style:family="presentation" style:parent-style-name="zenika-new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1" style:family="presentation" style:parent-style-name="zenika-new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2" style:family="presentation" style:parent-style-name="zenika-new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3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1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text:enable-numbering="false" fo:margin-left="0cm" fo:margin-right="0cm" fo:margin-top="0cm" fo:margin-bottom="0cm" fo:line-height="90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/>
    </style:style>
    <style:style style:name="MP6" style:family="paragraph">
      <style:paragraph-properties style:writing-mode="lr-tb"/>
    </style:style>
    <style:style style:name="MP7" style:family="paragraph">
      <style:paragraph-properties fo:margin-left="2.54cm" fo:margin-right="0cm" fo:margin-top="0.088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hyphenate="false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text-align="center"/>
    </style:style>
    <style:style style:name="MP10" style:family="paragraph">
      <style:paragraph-properties fo:text-align="center" style:writing-mode="lr-tb"/>
      <style:text-properties fo:font-size="24pt"/>
    </style:style>
    <style:style style:name="MP11" style:family="paragraph">
      <style:paragraph-properties fo:margin-left="0cm" fo:margin-right="0cm" fo:margin-top="0.07cm" fo:margin-bottom="0cm" fo:line-height="100%" fo:text-indent="0cm" style:punctuation-wrap="hanging" style:line-break="strict"/>
    </style:style>
    <style:style style:name="MP12" style:family="paragraph">
      <style:paragraph-properties text:enable-numbering="false"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9pt"/>
    </style:style>
    <style:style style:name="MP13" style:family="paragraph">
      <style:paragraph-properties text:enable-numbering="false" fo:margin-left="0cm" fo:margin-right="0cm" fo:line-height="100%" fo:text-indent="0cm" style:line-break="strict" style:writing-mode="lr-tb"/>
    </style:style>
    <style:style style:name="MP14" style:family="paragraph">
      <style:paragraph-properties text:enable-numbering="false" fo:margin-left="0cm" fo:margin-right="0cm" fo:line-height="100%" fo:text-align="end" fo:text-indent="0cm" style:line-break="strict" style:writing-mode="lr-tb"/>
    </style:style>
    <style:style style:name="MP15" style:family="paragraph">
      <style:paragraph-properties fo:margin-left="0cm" fo:margin-right="0cm" fo:margin-top="0.07cm" fo:margin-bottom="0cm" fo:line-height="100%" fo:text-align="end" fo:text-indent="0cm" style:punctuation-wrap="hanging" style:line-break="strict"/>
    </style:style>
    <style:style style:name="MP16" style:family="paragraph">
      <style:paragraph-properties text:enable-numbering="false" fo:margin-left="0cm" fo:margin-right="0cm" fo:margin-top="0.07cm" fo:margin-bottom="0cm" fo:line-height="100%" fo:text-indent="0cm" style:punctuation-wrap="hanging" style:line-break="strict" style:writing-mode="lr-tb"/>
      <style:text-properties fo:font-size="24pt"/>
    </style:style>
    <style:style style:name="MP17" style:family="paragraph">
      <style:text-properties fo:font-size="14pt" style:font-size-asian="14pt" style:font-size-complex="14pt"/>
    </style:style>
    <style:style style:name="MP18" style:family="paragraph">
      <style:paragraph-properties fo:text-align="center"/>
      <style:text-properties fo:font-size="14pt" style:font-size-asian="14pt" style:font-size-complex="14pt"/>
    </style:style>
    <style:style style:name="MP19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f5f5f" style:text-outline="false" style:text-line-through-style="none" style:text-position="0% 100%" fo:font-family="Arial" style:font-family-generic="swiss" style:font-pitch="variable" fo:font-size="20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20pt" style:language-asian="zxx" style:country-asian="none" style:font-style-asian="italic" style:font-weight-asian="normal" style:font-family-complex="'Arial Unicode MS'" style:font-pitch-complex="variable" style:font-size-complex="20pt" style:language-complex="zxx" style:country-complex="none" style:font-style-complex="italic" style:font-weight-complex="normal" style:text-emphasize="none" style:text-scale="100%" style:font-relief="none"/>
    </style:style>
    <style:style style:name="MT3" style:family="text">
      <style:text-properties fo:color="#808080" fo:font-family="Arial" style:font-family-generic="swiss" style:font-pitch="variable" fo:font-size="9pt" fo:language="en" fo:country="GB" style:font-size-asian="8pt" style:font-size-complex="8pt"/>
    </style:style>
    <style:style style:name="MT4" style:family="text">
      <style:text-properties fo:color="#000000" fo:font-size="12pt" fo:language="en" fo:country="GB" style:font-size-asian="12pt" style:font-size-complex="12pt"/>
    </style:style>
    <style:style style:name="MT5" style:family="text">
      <style:text-properties fo:color="#969696" fo:font-family="Arial" style:font-family-generic="swiss" style:font-pitch="variable" fo:font-size="9pt" fo:language="en" fo:country="GB" style:font-size-asian="8pt" style:font-size-complex="8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59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333333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333333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333333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page-thumbnail draw:layer="backgroundobjects" svg:width="15.239cm" svg:height="11.429cm" svg:x="3.061cm" svg:y="2.071cm"/>
      <draw:custom-shape draw:style-name="Mgr2" draw:text-style-name="MP5" draw:layer="backgroundobjects" svg:width="15.22cm" svg:height="10cm" svg:x="3.069cm" svg:y="13.861cm">
        <text:p/>
        <draw:enhanced-geometry svg:viewBox="0 0 21600 21600" draw:type="rectangle" draw:enhanced-path="M 0 0 L 21600 0 21600 21600 0 21600 0 0 Z N"/>
      </draw:custom-shape>
    </style:handout-master>
    <style:master-page style:name="zenika-titre" style:page-layout-name="PM1" draw:style-name="Mdp1">
      <draw:custom-shape draw:style-name="Mgr3" draw:text-style-name="MP6" draw:layer="backgroundobjects" svg:width="25.501cm" svg:height="16.051cm" svg:x="-0.101cm" svg:y="2.972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6" draw:layer="backgroundobjects" svg:width="25.501cm" svg:height="2.999cm" svg:x="-0.101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6" draw:layer="backgroundobjects" svg:width="25.501cm" svg:height="0.11cm" svg:x="-0.1cm" svg:y="2.994cm">
        <text:p/>
        <draw:enhanced-geometry svg:viewBox="0 0 21600 21600" draw:type="rectangle" draw:enhanced-path="M 0 0 L 21600 0 21600 21600 0 21600 0 0 Z N"/>
      </draw:custom-shape>
      <draw:frame presentation:style-name="Mpr1" draw:text-style-name="MP1" draw:layer="backgroundobjects" svg:width="19.548cm" svg:height="2.77cm" svg:x="0.86cm" svg:y="0.264cm" presentation:class="title">
        <draw:text-box>
          <text:p text:style-name="MP1">Cliquez pour éditer le format du texte-titre</text:p>
        </draw:text-box>
      </draw:frame>
      <draw:frame presentation:style-name="Mpr2" draw:text-style-name="MP8" draw:layer="backgroundobjects" svg:width="23.438cm" svg:height="14.029cm" svg:x="0.86cm" svg:y="4.233cm" presentation:class="outline">
        <draw:text-box>
          <text:list text:style-name="ML3">
            <text:list-item>
              <text:p text:style-name="MP1">Cliquez pour éditer le format du plan de texte</text:p>
              <text:list>
                <text:list-item>
                  <text:p text:style-name="MP1">Second niveau de plan</text:p>
                </text:list-item>
              </text:list>
            </text:list-item>
          </text:list>
          <text:p text:style-name="MP7"><text:span text:style-name="MT2">Troisième niveau de plan</text:span></text:p>
          <text:list text:continue-numbering="true" text:style-name="M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">Quatrième niveau de plan</text:p>
                          <text:list>
                            <text:list-item>
                              <text:p text:style-name="MP1">Cinquième niveau de plan</text:p>
                              <text:list>
                                <text:list-item>
                                  <text:p text:style-name="MP1">Sixième niveau de plan</text:p>
                                  <text:list>
                                    <text:list-item>
                                      <text:p text:style-name="MP1">Septième niveau de plan</text:p>
                                      <text:list>
                                        <text:list-item>
                                          <text:p text:style-name="MP1">Huitième niveau de plan</text:p>
                                          <text:list>
                                            <text:list-item>
                                              <text:p text:style-name="MP1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6" draw:text-style-name="MP9" draw:layer="backgroundobjects" svg:width="4.125cm" svg:height="1.5cm" svg:x="20.976cm" svg:y="0.8cm">
        <text:p/>
        <draw:enhanced-geometry svg:viewBox="0 0 21600 21600" draw:path-stretchpoint-x="10800" draw:path-stretchpoint-y="10800" draw:text-areas="?f3 ?f4 ?f5 ?f6" draw:type="round-rectangle" draw:modifiers="661.9586942038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7" draw:text-style-name="MP10" draw:layer="backgroundobjects" svg:width="3.492cm" svg:height="1.125cm" svg:x="21.287cm" svg:y="0.992cm">
        <draw:image xlink:href="Pictures/10000000000000D300000044D70210C1.png" xlink:type="simple" xlink:show="embed" xlink:actuate="onLoad">
          <text:p/>
        </draw:image>
      </draw:frame>
      <draw:custom-shape draw:style-name="Mgr8" draw:text-style-name="MP12" draw:layer="backgroundobjects" svg:width="3.006cm" svg:height="0.44cm" svg:x="0.094cm" svg:y="18.36cm">
        <text:p text:style-name="MP11"><text:span text:style-name="MT3">Zenika © 2012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2">
        <draw:rect draw:style-name="Mgr9" draw:text-style-name="MP9" draw:layer="backgroundobjects" svg:width="19.05cm" svg:height="25.4cm" svg:x="-0.001cm" svg:y="-0.001cm">
          <text:p/>
        </draw:rect>
        <draw:custom-shape draw:style-name="Mgr10" draw:text-style-name="MP6" draw:layer="backgroundobjects" svg:width="19.05cm" svg:height="25.402cm" svg:x="-0.002cm" svg:y="-0.004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3" draw:text-style-name="MP13" draw:layer="backgroundobjects" svg:width="8.215cm" svg:height="1.235cm" svg:x="0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4" draw:text-style-name="MP14" draw:layer="backgroundobjects" svg:width="8.215cm" svg:height="1.235cm" svg:x="10.794cm" svg:y="0cm" presentation:class="date-time">
          <draw:text-box>
            <text:p text:style-name="MP14"><text:span text:style-name="MT4"><presentation:date-time/></text:span></text:p>
          </draw:text-box>
        </draw:frame>
        <draw:page-thumbnail presentation:style-name="zenika-titre-title" draw:layer="backgroundobjects" svg:width="12.572cm" svg:height="9.489cm" svg:x="3.219cm" svg:y="1.908cm" presentation:class="page"/>
        <draw:frame presentation:style-name="zenika-titre-notes" draw:layer="backgroundobjects" svg:width="13.93cm" svg:height="11.392cm" svg:x="2.54cm" svg:y="12.065cm" presentation:class="notes" presentation:placeholder="true">
          <draw:text-box/>
        </draw:frame>
        <draw:frame presentation:style-name="Mpr5" draw:text-style-name="MP13" draw:layer="backgroundobjects" svg:width="8.215cm" svg:height="1.235cm" svg:x="0cm" svg:y="24.127cm" presentation:class="footer">
          <draw:text-box>
            <text:p text:style-name="MP13"><text:span text:style-name="MT4"><presentation:footer/></text:span></text:p>
          </draw:text-box>
        </draw:frame>
        <draw:frame presentation:style-name="Mpr6" draw:text-style-name="MP14" draw:layer="backgroundobjects" svg:width="8.215cm" svg:height="1.235cm" svg:x="10.794cm" svg:y="24.127cm" presentation:class="page-number">
          <draw:text-box>
            <text:p text:style-name="MP14"><text:span text:style-name="MT4"><text:page-number>&lt;numéro&gt;</text:page-number></text:span></text:p>
          </draw:text-box>
        </draw:frame>
      </presentation:notes>
    </style:master-page>
    <style:master-page style:name="zenika-new" style:page-layout-name="PM1" draw:style-name="Mdp1">
      <draw:custom-shape draw:style-name="Mgr3" draw:text-style-name="MP6" draw:layer="backgroundobjects" svg:width="25.501cm" svg:height="16.051cm" svg:x="0cm" svg:y="2.972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6" draw:layer="backgroundobjects" svg:width="25.501cm" svg:height="2.999cm" svg:x="0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6" draw:layer="backgroundobjects" svg:width="25.501cm" svg:height="0.11cm" svg:x="0cm" svg:y="2.994cm">
        <text:p/>
        <draw:enhanced-geometry svg:viewBox="0 0 21600 21600" draw:type="rectangle" draw:enhanced-path="M 0 0 L 21600 0 21600 21600 0 21600 0 0 Z N"/>
      </draw:custom-shape>
      <draw:frame presentation:style-name="Mpr7" draw:text-style-name="MP1" draw:layer="backgroundobjects" svg:width="19.548cm" svg:height="2.77cm" svg:x="0.86cm" svg:y="0.264cm" presentation:class="title">
        <draw:text-box>
          <text:p text:style-name="MP1">Cliquez pour éditer le format du texte-titre</text:p>
        </draw:text-box>
      </draw:frame>
      <draw:frame presentation:style-name="Mpr8" draw:text-style-name="MP8" draw:layer="backgroundobjects" svg:width="23.438cm" svg:height="14.029cm" svg:x="0.86cm" svg:y="4.233cm" presentation:class="outline">
        <draw:text-box>
          <text:list text:style-name="ML3">
            <text:list-item>
              <text:p text:style-name="MP1">Cliquez pour éditer le format du plan de texte</text:p>
              <text:list>
                <text:list-item>
                  <text:p text:style-name="MP1">Second niveau de plan</text:p>
                </text:list-item>
              </text:list>
            </text:list-item>
          </text:list>
          <text:p text:style-name="MP7"><text:span text:style-name="MT2">Troisième niveau de plan</text:span></text:p>
          <text:list text:continue-numbering="true" text:style-name="M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">Quatrième niveau de plan</text:p>
                          <text:list>
                            <text:list-item>
                              <text:p text:style-name="MP1">Cinquième niveau de plan</text:p>
                              <text:list>
                                <text:list-item>
                                  <text:p text:style-name="MP1">Sixième niveau de plan</text:p>
                                  <text:list>
                                    <text:list-item>
                                      <text:p text:style-name="MP1">Septième niveau de plan</text:p>
                                      <text:list>
                                        <text:list-item>
                                          <text:p text:style-name="MP1">Huitième niveau de plan</text:p>
                                          <text:list>
                                            <text:list-item>
                                              <text:p text:style-name="MP1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6" draw:text-style-name="MP9" draw:layer="backgroundobjects" svg:width="4.125cm" svg:height="1.5cm" svg:x="20.976cm" svg:y="0.8cm">
        <text:p/>
        <draw:enhanced-geometry svg:viewBox="0 0 21600 21600" draw:path-stretchpoint-x="10800" draw:path-stretchpoint-y="10800" draw:text-areas="?f3 ?f4 ?f5 ?f6" draw:type="round-rectangle" draw:modifiers="661.9586942038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7" draw:text-style-name="MP10" draw:layer="backgroundobjects" svg:width="3.492cm" svg:height="1.125cm" svg:x="21.287cm" svg:y="0.992cm">
        <draw:image xlink:href="Pictures/10000000000000D300000044D70210C1.png" xlink:type="simple" xlink:show="embed" xlink:actuate="onLoad">
          <text:p/>
        </draw:image>
      </draw:frame>
      <draw:custom-shape draw:style-name="Mgr8" draw:text-style-name="MP16" draw:layer="backgroundobjects" svg:width="1.9cm" svg:height="0.578cm" svg:x="23.5cm" svg:y="18.322cm">
        <text:p text:style-name="MP15"><text:span text:style-name="MT5"><text:page-number>&lt;numéro&gt;</text:page-number>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8" draw:text-style-name="MP12" draw:layer="backgroundobjects" svg:width="3.006cm" svg:height="0.44cm" svg:x="0.094cm" svg:y="18.36cm">
        <text:p text:style-name="MP11"><text:span text:style-name="MT3">Zenika © 2012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2">
        <draw:rect draw:style-name="Mgr9" draw:text-style-name="MP9" draw:layer="backgroundobjects" svg:width="19.05cm" svg:height="25.4cm" svg:x="0cm" svg:y="0cm">
          <text:p/>
        </draw:rect>
        <draw:custom-shape draw:style-name="Mgr10" draw:text-style-name="MP6" draw:layer="backgroundobjects" svg:width="19.05cm" svg:height="25.40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9" draw:text-style-name="MP13" draw:layer="backgroundobjects" svg:width="8.215cm" svg:height="1.235cm" svg:x="0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10" draw:text-style-name="MP14" draw:layer="backgroundobjects" svg:width="8.215cm" svg:height="1.235cm" svg:x="10.794cm" svg:y="0cm" presentation:class="date-time">
          <draw:text-box>
            <text:p text:style-name="MP14"><text:span text:style-name="MT4"><presentation:date-time/></text:span></text:p>
          </draw:text-box>
        </draw:frame>
        <draw:page-thumbnail presentation:style-name="zenika-new-title" draw:layer="backgroundobjects" svg:width="12.572cm" svg:height="9.489cm" svg:x="3.219cm" svg:y="1.908cm" presentation:class="page"/>
        <draw:frame presentation:style-name="zenika-new-notes" draw:layer="backgroundobjects" svg:width="13.93cm" svg:height="11.392cm" svg:x="2.54cm" svg:y="12.065cm" presentation:class="notes" presentation:placeholder="true">
          <draw:text-box/>
        </draw:frame>
        <draw:frame presentation:style-name="Mpr11" draw:text-style-name="MP13" draw:layer="backgroundobjects" svg:width="8.215cm" svg:height="1.235cm" svg:x="0cm" svg:y="24.127cm" presentation:class="footer">
          <draw:text-box>
            <text:p text:style-name="MP13"><text:span text:style-name="MT4"><presentation:footer/></text:span></text:p>
          </draw:text-box>
        </draw:frame>
        <draw:frame presentation:style-name="Mpr12" draw:text-style-name="MP14" draw:layer="backgroundobjects" svg:width="8.215cm" svg:height="1.235cm" svg:x="10.794cm" svg:y="24.127cm" presentation:class="page-number">
          <draw:text-box>
            <text:p text:style-name="MP14"><text:span text:style-name="MT4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2.859cm" svg:height="3.18cm" svg:x="1.27cm" svg:y="0.759cm" presentation:class="title" presentation:placeholder="true">
        <draw:text-box/>
      </draw:frame>
      <draw:frame presentation:style-name="Standard-outline1" draw:layer="backgroundobjects" svg:width="22.859cm" svg:height="12.573cm" svg:x="1.27cm" svg:y="4.457cm" presentation:class="outline" presentation:placeholder="true">
        <draw:text-box/>
      </draw:frame>
      <draw:frame presentation:style-name="Mpr13" draw:text-style-name="MP17" draw:layer="backgroundobjects" svg:width="5.917cm" svg:height="1.314cm" svg:x="1.27cm" svg:y="17.354cm" presentation:class="date-time">
        <draw:text-box>
          <text:p text:style-name="MP17"><text:span text:style-name="MT1"><presentation:date-time/></text:span></text:p>
        </draw:text-box>
      </draw:frame>
      <draw:frame presentation:style-name="Mpr13" draw:text-style-name="MP18" draw:layer="backgroundobjects" svg:width="8.051cm" svg:height="1.314cm" svg:x="8.686cm" svg:y="17.354cm" presentation:class="footer">
        <draw:text-box>
          <text:p text:style-name="MP18"><text:span text:style-name="MT1"><presentation:footer/></text:span></text:p>
        </draw:text-box>
      </draw:frame>
      <draw:frame presentation:style-name="Mpr13" draw:text-style-name="MP19" draw:layer="backgroundobjects" svg:width="5.917cm" svg:height="1.314cm" svg:x="18.211cm" svg:y="17.354cm" presentation:class="page-number">
        <draw:text-box>
          <text:p text:style-name="MP19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3.469cm" svg:height="9.524cm" svg:x="2.789cm" svg:y="1.93cm" presentation:class="page"/>
        <draw:frame presentation:style-name="Standard-notes" draw:layer="backgroundobjects" svg:width="15.239cm" svg:height="11.429cm" svg:x="1.905cm" svg:y="12.064cm" presentation:class="notes" presentation:placeholder="true">
          <draw:text-box/>
        </draw:frame>
        <draw:frame presentation:style-name="Mpr14" draw:text-style-name="MP17" draw:layer="backgroundobjects" svg:width="8.267cm" svg:height="1.269cm" svg:x="0cm" svg:y="0cm" presentation:class="header">
          <draw:text-box>
            <text:p text:style-name="MP17"><text:span text:style-name="MT1"><presentation:header/></text:span></text:p>
          </draw:text-box>
        </draw:frame>
        <draw:frame presentation:style-name="Mpr14" draw:text-style-name="MP19" draw:layer="backgroundobjects" svg:width="8.267cm" svg:height="1.269cm" svg:x="10.782cm" svg:y="0cm" presentation:class="date-time">
          <draw:text-box>
            <text:p text:style-name="MP19"><text:span text:style-name="MT1"><presentation:date-time/></text:span></text:p>
          </draw:text-box>
        </draw:frame>
        <draw:frame presentation:style-name="Mpr15" draw:text-style-name="MP17" draw:layer="backgroundobjects" svg:width="8.267cm" svg:height="1.269cm" svg:x="0cm" svg:y="24.13cm" presentation:class="footer">
          <draw:text-box>
            <text:p text:style-name="MP17"><text:span text:style-name="MT1"><presentation:footer/></text:span></text:p>
          </draw:text-box>
        </draw:frame>
        <draw:frame presentation:style-name="Mpr15" draw:text-style-name="MP19" draw:layer="backgroundobjects" svg:width="8.267cm" svg:height="1.269cm" svg:x="10.782cm" svg:y="24.13cm" presentation:class="page-number">
          <draw:text-box>
            <text:p text:style-name="MP19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OpenOffice.org/3.4$Win32 OpenOffice.org_project/340m1$Build-9590</meta:generator>
    <meta:initial-creator>Grégory BOISSINOT</meta:initial-creator>
    <meta:creation-date>2008-03-10T13:37:04</meta:creation-date>
    <dc:date>2012-07-05T19:18:09.47</dc:date>
    <meta:editing-cycles>163</meta:editing-cycles>
    <meta:editing-duration>PT10H50M50S</meta:editing-duration>
    <meta:document-statistic meta:object-count="107"/>
    <meta:user-defined meta:name="Info 1"/>
    <meta:user-defined meta:name="Info 2"/>
    <meta:user-defined meta:name="Info 3"/>
    <meta:user-defined meta:name="Info 4"/>
  </office:meta>
</office:document-meta>
</file>